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b29c" officeooo:paragraph-rsid="001eb2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:</text:p>
      <text:p text:style-name="P1"/>
      <text:p text:style-name="P1">http://www.atlantadrive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06:17.174000000</meta:creation-date>
    <dc:date>2017-12-03T20:06:58.309000000</dc:date>
    <meta:editing-duration>PT42S</meta:editing-duration>
    <meta:editing-cycles>1</meta:editing-cycles>
    <meta:document-statistic meta:table-count="0" meta:image-count="0" meta:object-count="0" meta:page-count="1" meta:paragraph-count="2" meta:word-count="2" meta:character-count="37" meta:non-whitespace-character-count="37"/>
    <meta:generator>LibreOffice/5.4.3.2$Windows_X86_64 LibreOffice_project/92a7159f7e4af62137622921e809f8546db437e5</meta:generator>
  </office:meta>
</office:document-meta>
</file>